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dMethodExecutorTests.testCachedExecutionFor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otObject.echo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Object.echo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thodExecutorTests.testCachedExecutionFor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dMethodExecutorTests.assertMethodExecution( Expression expression , Object var ,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